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f2de54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11c2813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130b4e9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3d2e6d" officeooo:paragraph-rsid="0101d31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130b4e9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10pt" fo:font-style="italic" style:text-underline-style="none" fo:font-weight="bold" officeooo:rsid="011fb3e7" officeooo:paragraph-rsid="011fb3e7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Consolas" fo:font-size="10pt" fo:font-style="italic" style:text-underline-style="none" fo:font-weight="bold" officeooo:rsid="011fb3e7" officeooo:paragraph-rsid="0130b4e9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officeooo:paragraph-rsid="0130b4e9"/>
    </style:style>
    <style:style style:name="P10" style:family="paragraph" style:parent-style-name="Standard">
      <style:text-properties style:font-name="Consolas" fo:font-size="9pt" fo:font-weight="bold" officeooo:rsid="001708df" officeooo:paragraph-rsid="0130b4e9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1708df" officeooo:paragraph-rsid="01315154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fo:font-weight="bold" officeooo:rsid="00948281" officeooo:paragraph-rsid="01315154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48281" officeooo:paragraph-rsid="01315154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style:text-underline-style="none" fo:font-weight="bold" officeooo:rsid="0093e28b" officeooo:paragraph-rsid="01315154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style:text-underline-style="none" fo:font-weight="bold" officeooo:rsid="00964d4e" officeooo:paragraph-rsid="01315154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onsolas" fo:font-size="9pt" fo:font-style="italic" style:text-underline-style="none" fo:font-weight="bold" officeooo:rsid="0099d809" officeooo:paragraph-rsid="01315154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text-properties style:font-name="Consolas" fo:font-size="5pt" style:text-underline-style="none" fo:font-weight="bold" officeooo:rsid="00200af4" officeooo:paragraph-rsid="01315154" style:font-size-asian="5pt" style:font-weight-asian="bold" style:font-size-complex="5pt" style:font-weight-complex="bold"/>
    </style:style>
    <style:style style:name="P18" style:family="paragraph" style:parent-style-name="Standard">
      <style:text-properties officeooo:paragraph-rsid="007cc683"/>
    </style:style>
    <style:style style:name="P19" style:family="paragraph" style:parent-style-name="Standard">
      <style:paragraph-properties fo:break-before="column"/>
      <style:text-properties style:font-name="Consolas" fo:font-size="9pt" fo:font-weight="bold" officeooo:rsid="001708df" officeooo:paragraph-rsid="01315154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officeooo:rsid="003ecac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3ecac0" style:font-size-asian="11pt" style:font-size-complex="11pt"/>
    </style:style>
    <style:style style:name="T6" style:family="text">
      <style:text-properties fo:font-size="11pt" officeooo:rsid="00377b4e" style:font-size-asian="11pt" style:font-size-complex="11pt"/>
    </style:style>
    <style:style style:name="T7" style:family="text">
      <style:text-properties fo:font-size="11pt" officeooo:rsid="005dfbbe" style:font-size-asian="11pt" style:font-size-complex="11pt"/>
    </style:style>
    <style:style style:name="T8" style:family="text">
      <style:text-properties fo:font-size="11pt" officeooo:rsid="001708df" style:font-size-asian="11pt" style:font-size-complex="11pt"/>
    </style:style>
    <style:style style:name="T9" style:family="text">
      <style:text-properties fo:font-size="11pt" officeooo:rsid="007cc683" style:font-size-asian="11pt" style:font-size-complex="11pt"/>
    </style:style>
    <style:style style:name="T10" style:family="text">
      <style:text-properties fo:font-size="11pt" officeooo:rsid="011fb3e7" style:font-size-asian="11pt" style:font-size-complex="11pt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5pt" officeooo:rsid="001708df" style:font-size-asian="5pt" style:font-size-complex="5pt"/>
    </style:style>
    <style:style style:name="T13" style:family="text">
      <style:text-properties fo:font-size="5pt" officeooo:rsid="0093e28b" style:font-size-asian="5pt" style:font-size-complex="5pt"/>
    </style:style>
    <style:style style:name="T14" style:family="text">
      <style:text-properties officeooo:rsid="001708df"/>
    </style:style>
    <style:style style:name="T15" style:family="text">
      <style:text-properties officeooo:rsid="007cc683"/>
    </style:style>
    <style:style style:name="T16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17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18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19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20" style:family="text">
      <style:text-properties style:font-name="Consolas" fo:font-size="9pt" fo:font-weight="bold" officeooo:rsid="007cc683" style:font-size-asian="9pt" style:font-weight-asian="bold" style:font-size-complex="9pt" style:font-weight-complex="bold"/>
    </style:style>
    <style:style style:name="T21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22" style:family="text">
      <style:text-properties style:font-name="Consolas" fo:font-size="11pt" fo:font-weight="bold" officeooo:rsid="007cc683" style:font-size-asian="11pt" style:font-weight-asian="bold" style:font-size-complex="11pt" style:font-weight-complex="bold"/>
    </style:style>
    <style:style style:name="T23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24" style:family="text">
      <style:text-properties style:font-name="Consolas" fo:font-size="5pt" fo:font-weight="bold" officeooo:rsid="001708df" style:font-size-asian="5pt" style:font-weight-asian="bold" style:font-size-complex="5pt" style:font-weight-complex="bold"/>
    </style:style>
    <style:style style:name="T25" style:family="text">
      <style:text-properties style:font-name="Consolas" fo:font-size="10pt" fo:font-weight="bold" officeooo:rsid="007cc683" style:font-size-asian="10pt" style:font-weight-asian="bold" style:font-size-complex="10pt" style:font-weight-complex="bold"/>
    </style:style>
    <style:style style:name="T26" style:family="text">
      <style:text-properties fo:font-size="10pt" style:text-underline-style="none" officeooo:rsid="00200af4" style:font-size-asian="10pt" style:font-size-complex="10pt"/>
    </style:style>
    <style:style style:name="T27" style:family="text">
      <style:text-properties fo:font-size="10pt" fo:font-style="italic" officeooo:rsid="007cc683" style:font-size-asian="10pt" style:font-style-asian="italic" style:font-size-complex="10pt" style:font-style-complex="italic"/>
    </style:style>
    <style:style style:name="T28" style:family="text">
      <style:text-properties fo:font-size="10pt" fo:font-style="italic" officeooo:rsid="01288615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129b77c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12a68f3" style:font-size-asian="10pt" style:font-style-asian="italic" style:font-size-complex="10pt" style:font-style-complex="italic"/>
    </style:style>
    <style:style style:name="T31" style:family="text">
      <style:text-properties fo:font-size="10pt" fo:font-style="italic" style:text-underline-style="solid" style:text-underline-width="auto" style:text-underline-color="font-color" officeooo:rsid="012da04f" style:font-size-asian="10pt" style:font-style-asian="italic" style:font-size-complex="10pt" style:font-style-complex="italic"/>
    </style:style>
    <style:style style:name="T32" style:family="text">
      <style:text-properties fo:font-size="10pt" fo:font-style="italic" style:text-underline-style="solid" style:text-underline-width="auto" style:text-underline-color="font-color" officeooo:rsid="012fbf3f" style:font-size-asian="10pt" style:font-style-asian="italic" style:font-size-complex="10pt" style:font-style-complex="italic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9e1c0e" style:font-size-asian="10pt" style:font-size-complex="10pt"/>
    </style:style>
    <style:style style:name="T35" style:family="text">
      <style:text-properties fo:font-size="10pt" officeooo:rsid="00e721ca" style:font-size-asian="10pt" style:font-size-complex="10pt"/>
    </style:style>
    <style:style style:name="T36" style:family="text">
      <style:text-properties fo:font-size="10pt" officeooo:rsid="001708df" style:font-size-asian="10pt" style:font-size-complex="10pt"/>
    </style:style>
    <style:style style:name="T37" style:family="text">
      <style:text-properties fo:font-size="10pt" officeooo:rsid="003ecac0" style:font-size-asian="10pt" style:font-size-complex="10pt"/>
    </style:style>
    <style:style style:name="T38" style:family="text">
      <style:text-properties fo:font-size="10pt" officeooo:rsid="00377b4e" style:font-size-asian="10pt" style:font-size-complex="10pt"/>
    </style:style>
    <style:style style:name="T39" style:family="text">
      <style:text-properties fo:font-size="10pt" officeooo:rsid="003fd1c6" style:font-size-asian="10pt" style:font-size-complex="10pt"/>
    </style:style>
    <style:style style:name="T40" style:family="text">
      <style:text-properties fo:font-size="10pt" officeooo:rsid="007cc683" style:font-size-asian="10pt" style:font-size-complex="10pt"/>
    </style:style>
    <style:style style:name="T41" style:family="text">
      <style:text-properties fo:font-size="10pt" officeooo:rsid="0119f495" style:font-size-asian="10pt" style:font-size-complex="10pt"/>
    </style:style>
    <style:style style:name="T42" style:family="text">
      <style:text-properties fo:font-size="10pt" officeooo:rsid="0119fca0" style:font-size-asian="10pt" style:font-size-complex="10pt"/>
    </style:style>
    <style:style style:name="T43" style:family="text">
      <style:text-properties fo:font-size="10pt" officeooo:rsid="011beec8" style:font-size-asian="10pt" style:font-size-complex="10pt"/>
    </style:style>
    <style:style style:name="T44" style:family="text">
      <style:text-properties fo:font-size="10pt" officeooo:rsid="011fb3e7" style:font-size-asian="10pt" style:font-size-complex="10pt"/>
    </style:style>
    <style:style style:name="T45" style:family="text">
      <style:text-properties fo:font-size="10pt" officeooo:rsid="012453f8" style:font-size-asian="10pt" style:font-size-complex="10pt"/>
    </style:style>
    <style:style style:name="T46" style:family="text">
      <style:text-properties fo:font-size="10pt" officeooo:rsid="012615bb" style:font-size-asian="10pt" style:font-size-complex="10pt"/>
    </style:style>
    <style:style style:name="T47" style:family="text">
      <style:text-properties fo:font-size="12pt" style:text-underline-style="solid" style:text-underline-width="auto" style:text-underline-color="font-color" officeooo:rsid="00fa6bb3" style:font-size-asian="12pt" style:font-size-complex="12pt"/>
    </style:style>
    <style:style style:name="T48" style:family="text">
      <style:text-properties fo:font-size="12pt" style:text-underline-style="solid" style:text-underline-width="auto" style:text-underline-color="font-color" officeooo:rsid="00fe7d85" style:font-size-asian="12pt" style:font-size-complex="12pt"/>
    </style:style>
    <style:style style:name="T49" style:family="text">
      <style:text-properties fo:font-size="12pt" style:text-underline-style="solid" style:text-underline-width="auto" style:text-underline-color="font-color" officeooo:rsid="00fff953" style:font-size-asian="12pt" style:font-size-complex="12pt"/>
    </style:style>
    <style:style style:name="T50" style:family="text">
      <style:text-properties officeooo:rsid="011fb3e7"/>
    </style:style>
    <style:style style:name="T51" style:family="text">
      <style:text-properties officeooo:rsid="0127ce9a"/>
    </style:style>
    <style:style style:name="T52" style:family="text">
      <style:text-properties fo:font-size="3pt" officeooo:rsid="00200af4" style:font-size-asian="3pt" style:font-size-complex="3pt"/>
    </style:style>
    <style:style style:name="T53" style:family="text">
      <style:text-properties style:text-underline-style="solid" style:text-underline-width="auto" style:text-underline-color="font-color" officeooo:rsid="0093e28b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93e28b"/>
    </style:style>
    <style:style style:name="T56" style:family="text">
      <style:text-properties style:text-underline-style="none" officeooo:rsid="00948281"/>
    </style:style>
    <style:style style:name="T57" style:family="text">
      <style:text-properties style:text-underline-style="none" officeooo:rsid="00964d4e"/>
    </style:style>
    <style:style style:name="T58" style:family="text">
      <style:text-properties style:text-underline-style="none" officeooo:rsid="00a504e1"/>
    </style:style>
    <style:style style:name="T59" style:family="text">
      <style:text-properties style:text-underline-style="none" officeooo:rsid="00e0df26"/>
    </style:style>
    <style:style style:name="T60" style:family="text">
      <style:text-properties style:text-underline-style="none" officeooo:rsid="01458f7b"/>
    </style:style>
    <style:style style:name="T61" style:family="text">
      <style:text-properties style:text-underline-style="none" officeooo:rsid="00200af4"/>
    </style:style>
    <style:style style:name="T62" style:family="text">
      <style:text-properties officeooo:rsid="01423a11"/>
    </style:style>
    <style:style style:name="T63" style:family="text">
      <style:text-properties officeooo:rsid="0133de62"/>
    </style:style>
    <style:style style:name="T64" style:family="text">
      <style:text-properties officeooo:rsid="0142c096"/>
    </style:style>
    <style:style style:name="T65" style:family="text">
      <style:text-properties officeooo:rsid="0143aba5"/>
    </style:style>
    <style:style style:name="T66" style:family="text">
      <style:text-properties officeooo:rsid="011c4d0a"/>
    </style:style>
    <style:style style:name="T67" style:family="text">
      <style:text-properties officeooo:rsid="01207a5d"/>
    </style:style>
    <style:style style:name="T68" style:family="text">
      <style:text-properties officeooo:rsid="0146b56c"/>
    </style:style>
    <style:style style:name="T69" style:family="text">
      <style:text-properties officeooo:rsid="0123d69e"/>
    </style:style>
    <style:style style:name="T70" style:family="text">
      <style:text-properties officeooo:rsid="0123fb03"/>
    </style:style>
    <style:style style:name="T71" style:family="text">
      <style:text-properties officeooo:rsid="0124fbf7"/>
    </style:style>
    <style:style style:name="T72" style:family="text">
      <style:text-properties officeooo:rsid="01253b64"/>
    </style:style>
    <style:style style:name="T73" style:family="text">
      <style:text-properties officeooo:rsid="01260388"/>
    </style:style>
    <style:style style:name="T74" style:family="text">
      <style:text-properties officeooo:rsid="0128d850"/>
    </style:style>
    <style:style style:name="T75" style:family="text">
      <style:text-properties officeooo:rsid="012a5030"/>
    </style:style>
    <style:style style:name="T76" style:family="text">
      <style:text-properties officeooo:rsid="0137ba45"/>
    </style:style>
    <style:style style:name="T77" style:family="text">
      <style:text-properties officeooo:rsid="012d16ff"/>
    </style:style>
    <style:style style:name="T78" style:family="text">
      <style:text-properties officeooo:rsid="013b1c7b"/>
    </style:style>
    <style:style style:name="T79" style:family="text">
      <style:text-properties officeooo:rsid="012e6a79"/>
    </style:style>
    <style:style style:name="T80" style:family="text">
      <style:text-properties officeooo:rsid="0131b419"/>
    </style:style>
    <style:style style:name="T81" style:family="text">
      <style:text-properties officeooo:rsid="013391be"/>
    </style:style>
    <style:style style:name="T82" style:family="text">
      <style:text-properties officeooo:rsid="013e1bee"/>
    </style:style>
    <style:style style:name="T83" style:family="text">
      <style:text-properties officeooo:rsid="013f1300"/>
    </style:style>
    <style:style style:name="T84" style:family="text">
      <style:text-properties officeooo:rsid="0140ca9a"/>
    </style:style>
    <style:style style:name="T85" style:family="text">
      <style:text-properties officeooo:rsid="013c19f9"/>
    </style:style>
    <style:style style:name="T86" style:family="text">
      <style:text-properties officeooo:rsid="014187a2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13323aa"/>
    </style:style>
    <style:style style:name="T90" style:family="text">
      <style:text-properties officeooo:rsid="0133c377"/>
    </style:style>
    <style:style style:name="T91" style:family="text">
      <style:text-properties officeooo:rsid="01349fca"/>
    </style:style>
    <style:style style:name="T92" style:family="text">
      <style:text-properties officeooo:rsid="013542e0"/>
    </style:style>
    <style:style style:name="T93" style:family="text">
      <style:text-properties officeooo:rsid="01359f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7"><text:line-break/>STARK-1KL, </text:span><text:span text:style-name="T48">4+ HÖ</text:span><text:span text:style-name="T49">,</text:span><text:span text:style-name="T48"> </text:span><text:span text:style-name="T47">Canapé-öppn</text:span><text:span text:style-name="T26"><text:line-break/></text:span></text:p>
      <text:p text:style-name="P7">Poänggränserna gäller: pluszon/ozon/zon.</text:p>
      <text:p text:style-name="P3"><text:span text:style-name="T26"><text:line-break/></text:span><text:span text:style-name="T4">1KL:</text:span> <text:s/><text:span text:style-name="T50">14+/15+/</text:span><text:span text:style-name="T35">16+. Rondkrav. Relä-metoder.</text:span></text:p>
      <text:p text:style-name="P5"><text:span text:style-name="T11"><text:line-break/></text:span><text:span text:style-name="T8">1RU:</text:span><text:span text:style-name="T14"> <text:s/></text:span><text:span text:style-name="T33">2+ru. </text:span><text:span text:style-name="T44">11-13/</text:span><text:span text:style-name="T41">12</text:span><text:span text:style-name="T33">-1</text:span><text:span text:style-name="T41">4/13-15</text:span><text:span text:style-name="T33">.<text:line-break/> <text:s text:c="2"/></text:span><text:span text:style-name="T34">a) Balans-hand; även 5hö332</text:span><text:span text:style-name="T33">.<text:line-break/> <text:s text:c="2"/></text:span><text:span text:style-name="T34">b) 4+ruter obal, kan va canapé.</text:span><text:line-break/><text:span text:style-name="T12"><text:line-break/></text:span><text:span text:style-name="T8">1</text:span><text:span text:style-name="T10">HÖ</text:span><text:span text:style-name="T8">:</text:span><text:span text:style-name="T14"> 8-13/</text:span><text:span text:style-name="T36">9-</text:span><text:span text:style-name="T41">14/10-15</text:span><text:span text:style-name="T36">, 4+färg, ev Canapé.</text:span><text:span text:style-name="T14"> <text:line-break/></text:span><text:span text:style-name="T12"><text:line-break/></text:span><text:span text:style-name="T8">1NT:</text:span><text:span text:style-name="T14"> 8-10/</text:span><text:span text:style-name="T36">9-</text:span><text:span text:style-name="T41">11/10-12</text:span><text:span text:style-name="T36">, ej 4hö. Lovar ej bal.</text:span></text:p>
      <text:p text:style-name="P2"><text:span text:style-name="T11"><text:line-break/></text:span><text:span text:style-name="T5">2KL:</text:span><text:span text:style-name="T3"> 11-13/12-14/13-15</text:span><text:span text:style-name="T37">. <text:line-break/> <text:s text:c="2"/>a) 5hö 4+kl.<text:line-break/> <text:s text:c="2"/>b) 6+kl max 1 sidohåll.</text:span><text:span text:style-name="T3"><text:line-break/></text:span><text:span text:style-name="T11"><text:line-break/></text:span><text:span text:style-name="T4">2RU:</text:span> <text:span text:style-name="T37">Multi-variant:</text:span><text:span text:style-name="T33"><text:line-break/> <text:s text:c="2"/></text:span><text:span text:style-name="T38">a) </text:span><text:span text:style-name="T45">6-9/</text:span><text:span text:style-name="T42">7-10/8-11</text:span><text:span text:style-name="T38">. </text:span><text:span text:style-name="T45">6</text:span><text:span text:style-name="T38">+hö.<text:line-break/> <text:s text:c="2"/>b) </text:span><text:span text:style-name="T46">11-13/</text:span><text:span text:style-name="T42">12-14/13-15</text:span><text:span text:style-name="T38">. 5hö o 5+ru.</text:span><text:span text:style-name="T2"><text:line-break/></text:span><text:span text:style-name="T11"><text:line-break/></text:span><text:span text:style-name="T6">2</text:span><text:span text:style-name="T7">HJ/2SP</text:span><text:span text:style-name="T6">:</text:span><text:span text:style-name="T2"> 8-10/</text:span><text:span text:style-name="T38">9-</text:span><text:span text:style-name="T43">11/10-12</text:span><text:span text:style-name="T38">. 5hö 4+lå.</text:span></text:p>
      <text:p text:style-name="P1"><text:span text:style-name="T11"><text:line-break/></text:span><text:span text:style-name="T4">2NT:</text:span> <text:span text:style-name="T51">11-13/</text:span><text:span text:style-name="T43">12-14/13-15</text:span><text:span text:style-name="T33">. </text:span><text:span text:style-name="T39">Enfärgad 6+lå.<text:line-break/> <text:s text:c="2"/>Honnör/håll i minst 3 färger.</text:span></text:p>
      <text:p text:style-name="P18"><text:span text:style-name="T24"><text:line-break/></text:span><text:span text:style-name="T22">3N</text:span><text:span text:style-name="T21">T:</text:span><text:span text:style-name="T16"> </text:span><text:span text:style-name="T25">6hö+5ru. Öppningshand.</text:span><text:span text:style-name="T20"><text:line-break/></text:span><text:span text:style-name="T17">___</text:span><text:span text:style-name="T19">_______________________________________</text:span><text:span text:style-name="T17"><text:line-break/></text:span><text:span text:style-name="T23"><text:line-break/></text:span><text:span text:style-name="T21">Mot 1NT:</text:span><text:span text:style-name="T16"> </text:span><text:span text:style-name="T17">Konv.<text:line-break/></text:span><text:span text:style-name="T23"><text:line-break/></text:span><text:span text:style-name="T21">Utspel:</text:span><text:span text:style-name="T16"> <text:s/>10-12, <text:s/></text:span><text:span text:style-name="T18">2/4 gnm spelf</text:span><text:span text:style-name="T16">.</text:span></text:p>
      <text:p text:style-name="P4"><text:span text:style-name="T4">Markeringar:</text:span> Schneider, Malmö, <text:span text:style-name="T1">Lav.<text:line-break/></text:span><text:span text:style-name="T52"><text:line-break/><text:line-break/><text:line-break/><text:line-break/></text:span></text:p>
      <text:p text:style-name="P19"><text:span text:style-name="T53"><text:line-break/>SVARSBUD</text:span><text:span text:style-name="T55">:</text:span></text:p>
      <text:p text:style-name="P17"/>
      <text:p text:style-name="P16">Ofta transfers <text:span text:style-name="T62">i störd budgivn</text:span>.</text:p>
      <text:p text:style-name="P14"><text:span text:style-name="T11"><text:line-break/></text:span>1KL-1RU = <text:span text:style-name="T63">Under UK, eller &lt;2 kontr.</text:span></text:p>
      <text:p text:style-name="P14">1KL-1HJ = UK, ej 4hj.</text:p>
      <text:p text:style-name="P11"><text:span text:style-name="T55">1KL-1SP = </text:span><text:span text:style-name="T56">UK, 4+hj, ej 4sp.</text:span></text:p>
      <text:p text:style-name="P13">1KL-1NT = UK, 6+hö.</text:p>
      <text:p text:style-name="P13">1KL-2KL = UK, minst 44 i hö.</text:p>
      <text:p text:style-name="P13">1KL-2RÖ = 0-<text:span text:style-name="T91">6/5/4</text:span>, <text:span text:style-name="T65">transfer </text:span>6<text:span text:style-name="T66">+</text:span>hö.</text:p>
      <text:p text:style-name="P12"><text:span text:style-name="T54">1KL-2SP = UK, minst 55 i lå.<text:line-break/></text:span><text:span text:style-name="T57">1KL-2NT = UK, minst 64/46 i hö.<text:line-break/></text:span><text:span text:style-name="T58">1KL-3X <text:s/>= </text:span><text:span text:style-name="T59">UK, </text:span><text:span text:style-name="T60">t</text:span><text:span text:style-name="T58">ransfer 7+färg.</text:span></text:p>
      <text:p text:style-name="P13"><text:span text:style-name="T13"><text:line-break/></text:span>1RU-1HJ = Ej 4hj.</text:p>
      <text:p text:style-name="P13">1RU-1SP = 4+hj, ej 4sp.</text:p>
      <text:p text:style-name="P13">1RU-1NT = 44 i hö, <text:span text:style-name="T67">okrav</text:span>.</text:p>
      <text:p text:style-name="P13">1RU-2KL = Minst 44 i hö, invit+</text:p>
      <text:p text:style-name="P13">1RU-2<text:span text:style-name="T68">RÖ</text:span> = Minst 45/<text:span text:style-name="T68">54</text:span> i hö, <text:span text:style-name="T69">okrav</text:span>.</text:p>
      <text:p text:style-name="P15">1RU-2NT = UK 8+, minst 64/46 i hö.</text:p>
      <text:p text:style-name="P13"><text:span text:style-name="T13"><text:line-break/></text:span>1HÖ-2KL = <text:span text:style-name="T70">Artif</text:span> krav, <text:span text:style-name="T71">invit+</text:span></text:p>
      <text:p text:style-name="P13">1HJ-2RU = 4+stöd, invit+</text:p>
      <text:p text:style-name="P13">1SP-2RU = 5+hj.</text:p>
      <text:p text:style-name="P13">1SP-2HJ = <text:span text:style-name="T72">6+</text:span>hj, invit.</text:p>
      <text:p text:style-name="P13"><text:span text:style-name="T13"><text:line-break/></text:span>1NT-2KL = <text:span text:style-name="T73">Artif </text:span>krav, invit+</text:p>
      <text:p text:style-name="P13">1NT-2RU = <text:span text:style-name="T74">Någon </text:span>5+hö.</text:p>
      <text:p text:style-name="P13">1NT-<text:span text:style-name="T75">2HÖ</text:span> = <text:span text:style-name="T75">6+hö</text:span>, invit.</text:p>
      <text:p text:style-name="P13">1NT-2NT = Lebensohl.</text:p>
      <text:p text:style-name="P13">1NT-3KL = <text:span text:style-name="T76">Pass/correct</text:span> i lå.</text:p>
      <text:p text:style-name="P13"><text:span text:style-name="T13"><text:line-break/></text:span>2KL-2RU = <text:span text:style-name="T92">Artif, 5+hj el invit+</text:span></text:p>
      <text:p text:style-name="P13">2KL-2<text:span text:style-name="T92">HJ = Pass/correct i hö.<text:line-break/>2KL-2SP = Nat okrav.</text:span></text:p>
      <text:p text:style-name="P13"><text:span text:style-name="T13"><text:line-break/></text:span>2RU-2HJ = <text:span text:style-name="T79">Artif okrav (Multi).</text:span></text:p>
      <text:p text:style-name="P13">2RU-2SP/3LÅ = Nat okrav.</text:p>
      <text:p text:style-name="P13">2RU-3HJ = Spärr, <text:span text:style-name="T80">anpis i båda hö.</text:span></text:p>
      <text:p text:style-name="P13"><text:span text:style-name="T13"><text:line-break/></text:span>2HJ-2SP = Nat okrav.</text:p>
      <text:p text:style-name="P13">2HÖ-2NT = <text:span text:style-name="T81">Artif </text:span>krav. <text:span text:style-name="T93">Lång lå el UK.</text:span></text:p>
      <text:p text:style-name="P13">2HÖ-3KL = Pass/correct i lå.</text:p>
      <text:p text:style-name="P13">2HJ-3RU = <text:span text:style-name="T82">Hj</text:span>-invit.</text:p>
      <text:p text:style-name="P13">2SP-3RU = Avlägg i hj, el <text:span text:style-name="T83">sp</text:span>-invit.<text:line-break/><text:span text:style-name="T84">2SP-3HJ = 6+hj, invit.</text:span></text:p>
      <text:p text:style-name="P13"><text:span text:style-name="T13"><text:line-break/></text:span>2NT-3KL = Pass/correct <text:span text:style-name="T85">i lå</text:span>.</text:p>
      <text:p text:style-name="P13">2NT-3RU = <text:span text:style-name="T86">Någon </text:span>5+hö.</text:p>
      <text:p text:style-name="P13">2NT-3HJ = Lå-fråga.</text:p>
      <text:p text:style-name="P13"><text:span text:style-name="T1">2NT-3SP = Nat okrav.</text:span></text:p>
      <text:p text:style-name="P13"><text:span text:style-name="T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2-12-18T14:38:31.494000000</dc:date>
    <meta:editing-duration>PT8H59M11S</meta:editing-duration>
    <meta:editing-cycles>281</meta:editing-cycles>
    <meta:generator>LibreOffice/5.0.1.2$Windows_x86 LibreOffice_project/81898c9f5c0d43f3473ba111d7b351050be20261</meta:generator>
    <meta:print-date>2022-04-22T21:09:10.496000000</meta:print-date>
    <meta:document-statistic meta:table-count="0" meta:image-count="0" meta:object-count="0" meta:page-count="1" meta:paragraph-count="46" meta:word-count="296" meta:character-count="1813" meta:non-whitespace-character-count="1508"/>
  </office:meta>
</office:document-meta>
</file>